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7pt" style:font-size-asian="7pt" style:font-size-complex="7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7pt" style:font-size-asian="7pt" style:font-size-complex="7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7pt" officeooo:paragraph-rsid="0014beb0" style:font-size-asian="7pt" style:font-size-complex="7p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7pt" officeooo:paragraph-rsid="0016ea59" style:font-size-asian="7pt" style:font-size-complex="7p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fo:font-size="7pt" style:font-size-asian="7pt" style:font-size-complex="7pt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fo:font-size="7pt" officeooo:paragraph-rsid="0016ea59" style:font-size-asian="7pt" style:font-size-complex="7pt"/>
    </style:style>
    <style:style style:name="P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fo:font-size="7pt" style:font-size-asian="7pt" style:font-size-complex="7pt"/>
    </style:style>
    <style:style style:name="P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fo:font-size="7pt" officeooo:paragraph-rsid="0016901f" style:font-size-asian="7pt" style:font-size-complex="7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/>
    </style:style>
    <style:style style:name="T3" style:family="text">
      <style:text-properties fo:color="#ffc66d"/>
    </style:style>
    <style:style style:name="T4" style:family="text">
      <style:text-properties fo:color="#ffc66d" style:font-name="DejaVu Sans Mono"/>
    </style:style>
    <style:style style:name="T5" style:family="text">
      <style:text-properties fo:color="#94558d"/>
    </style:style>
    <style:style style:name="T6" style:family="text">
      <style:text-properties fo:color="#94558d" style:font-name="DejaVu Sans Mono"/>
    </style:style>
    <style:style style:name="T7" style:family="text">
      <style:text-properties style:font-name="DejaVu Sans Mono"/>
    </style:style>
    <style:style style:name="T8" style:family="text">
      <style:text-properties fo:color="#8888c6" style:font-name="DejaVu Sans Mono"/>
    </style:style>
    <style:style style:name="T9" style:family="text">
      <style:text-properties fo:color="#6897bb"/>
    </style:style>
    <style:style style:name="T10" style:family="text">
      <style:text-properties fo:color="#6897bb" style:font-name="DejaVu Sans Mono"/>
    </style:style>
    <style:style style:name="T11" style:family="text">
      <style:text-properties fo:color="#6a8759"/>
    </style:style>
    <style:style style:name="T12" style:family="text">
      <style:text-properties fo:color="#6a8759" style:font-name="DejaVu Sans Mono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/>
    </style:style>
    <style:style style:name="T15" style:family="text">
      <style:text-properties fo:color="#808080" style:font-name="DejaVu Sans Mono" officeooo:rsid="0016901f"/>
    </style:style>
    <style:style style:name="T16" style:family="text">
      <style:text-properties fo:color="#aa4926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f </text:span><text:span text:style-name="T3">run</text:span>(<text:span text:style-name="T5">self</text:span>):</text:p>
      <text:p text:style-name="P2"><text:s text:c="3"/><text:span text:style-name="T2">assert</text:span><text:span text:style-name="T7">(</text:span><text:span text:style-name="T8">type</text:span><text:span text:style-name="T7">(</text:span><text:span text:style-name="T6">self</text:span><text:span text:style-name="T7">.points) == </text:span><text:span text:style-name="T8">list </text:span><text:span text:style-name="T2">and </text:span><text:span text:style-name="T8">type</text:span><text:span text:style-name="T7">(</text:span><text:span text:style-name="T6">self</text:span><text:span text:style-name="T7">.points[</text:span><text:span text:style-name="T10">0</text:span><text:span text:style-name="T7">]) == QPointF )</text:span></text:p>
      <text:p text:style-name="P2"><text:span text:style-name="T7"/></text:p>
      <text:p text:style-name="P2"><text:s text:c="3"/><text:span text:style-name="T7">n = </text:span><text:span text:style-name="T8">len</text:span><text:span text:style-name="T7">(</text:span><text:span text:style-name="T6">self</text:span><text:span text:style-name="T7">.points)</text:span></text:p>
      <text:p text:style-name="P2"><text:span text:style-name="T7"/></text:p>
      <text:p text:style-name="P2"><text:s text:c="3"/><text:span text:style-name="T8">print</text:span><text:span text:style-name="T7">( </text:span><text:span text:style-name="T12">'Computing Hull for set of {} points'</text:span><text:span text:style-name="T7">.format(n) )</text:span></text:p>
      <text:p text:style-name="P2"><text:s text:c="3"/><text:span text:style-name="T7">convexHullSolver = ConvexHullSolver()</text:span></text:p>
      <text:p text:style-name="P2"><text:s text:c="3"/><text:span text:style-name="T7">t1 = time.time()</text:span></text:p>
      <text:p text:style-name="P2"><text:s text:c="3"/><text:span text:style-name="T14"># SORT THE POINTS BY INCREASING X-VALUE</text:span></text:p>
      <text:p text:style-name="P2"><text:span text:style-name="T13"><text:s text:c="3"/></text:span><text:span text:style-name="T7">convexHullSolver.sort_points_by_x(</text:span><text:span text:style-name="T6">self</text:span><text:span text:style-name="T7">.points)</text:span></text:p>
      <text:p text:style-name="P2"><text:s text:c="3"/><text:span text:style-name="T7">t2 = time.time()</text:span></text:p>
      <text:p text:style-name="P2"><text:s text:c="3"/><text:span text:style-name="T8">print</text:span><text:span text:style-name="T7">(</text:span><text:span text:style-name="T12">'Time Elapsed (Sorting): {:3.3f} sec'</text:span><text:span text:style-name="T7">.format(t2-t1))</text:span></text:p>
      <text:p text:style-name="P2"><text:span text:style-name="T7"/></text:p>
      <text:p text:style-name="P2"><text:s text:c="3"/><text:span text:style-name="T7">t3 = time.time()</text:span></text:p>
      <text:p text:style-name="P2"><text:s text:c="3"/><text:span text:style-name="T14"># COMPUTE THE CONVEX HULL USING DIVIDE AND CONQUER</text:span></text:p>
      <text:p text:style-name="P2"><text:span text:style-name="T13"><text:s text:c="3"/></text:span><text:span text:style-name="T7">complete_hull_and_points = convexHullSolver.compute_hull(</text:span><text:span text:style-name="T6">self</text:span><text:span text:style-name="T7">.points</text:span><text:span text:style-name="T2">, </text:span><text:span text:style-name="T6">self</text:span><text:span text:style-name="T7">)</text:span></text:p>
      <text:p text:style-name="P2"><text:s text:c="3"/><text:span text:style-name="T7">t4 = time.time()</text:span></text:p>
      <text:p text:style-name="P2"><text:span text:style-name="T7"/></text:p>
      <text:p text:style-name="P2"><text:s text:c="3"/><text:span text:style-name="T7">USE_DUMMY = </text:span><text:span text:style-name="T2">False</text:span></text:p>
      <text:p text:style-name="P2"><text:span text:style-name="T1"><text:s text:c="3"/></text:span><text:span text:style-name="T2">if </text:span><text:span text:style-name="T7">USE_DUMMY:</text:span></text:p>
      <text:p text:style-name="P2"><text:s text:c="6"/><text:span text:style-name="T14"># this is a dummy polygon of the first 3 unsorted points</text:span></text:p>
      <text:p text:style-name="P2"><text:span text:style-name="T13"><text:s text:c="6"/></text:span><text:span text:style-name="T7">polygon = [QLineF(</text:span><text:span text:style-name="T6">self</text:span><text:span text:style-name="T7">.points[i]</text:span><text:span text:style-name="T2">,</text:span><text:span text:style-name="T6">self</text:span><text:span text:style-name="T7">.points[(i+</text:span><text:span text:style-name="T10">1</text:span><text:span text:style-name="T7">)%</text:span><text:span text:style-name="T10">3</text:span><text:span text:style-name="T7">]) </text:span><text:span text:style-name="T2">for </text:span><text:span text:style-name="T7">i </text:span><text:span text:style-name="T2">in </text:span><text:span text:style-name="T8">range</text:span><text:span text:style-name="T7">(</text:span><text:span text:style-name="T10">3</text:span><text:span text:style-name="T7">)]</text:span></text:p>
      <text:p text:style-name="P2"><text:s text:c="6"/></text:p>
      <text:p text:style-name="P2"><text:s text:c="6"/><text:span text:style-name="T14"># when passing lines to the display, pass a list of QLineF objects. <text:s/>Each QLineF</text:span></text:p>
      <text:p text:style-name="P5"><text:s text:c="6"/><text:span text:style-name="T7"># object can be created with two QPointF objects corresponding to the endpoints</text:span></text:p>
      <text:p text:style-name="P2"><text:span text:style-name="T13"><text:s text:c="6"/></text:span><text:span text:style-name="T2">assert</text:span><text:span text:style-name="T7">( </text:span><text:span text:style-name="T8">type</text:span><text:span text:style-name="T7">(polygon) == </text:span><text:span text:style-name="T8">list </text:span><text:span text:style-name="T2">and </text:span><text:span text:style-name="T8">type</text:span><text:span text:style-name="T7">(polygon[</text:span><text:span text:style-name="T10">0</text:span><text:span text:style-name="T7">]) == QLineF )</text:span></text:p>
      <text:p text:style-name="P2"><text:s text:c="6"/><text:span text:style-name="T14"># send a signal to the GUI thread with the hull and its color</text:span></text:p>
      <text:p text:style-name="P2"><text:span text:style-name="T13"><text:s text:c="6"/></text:span><text:span text:style-name="T6">self</text:span><text:span text:style-name="T7">.show_hull.emit(polygon</text:span><text:span text:style-name="T2">,</text:span><text:span text:style-name="T7">(</text:span><text:span text:style-name="T10">255</text:span><text:span text:style-name="T2">,</text:span><text:span text:style-name="T10">0</text:span><text:span text:style-name="T2">,</text:span><text:span text:style-name="T10">0</text:span><text:span text:style-name="T7">))</text:span></text:p>
      <text:p text:style-name="P2"><text:s text:c="3"/><text:span text:style-name="T2">else</text:span><text:span text:style-name="T7">:</text:span></text:p>
      <text:p text:style-name="P2"><text:s text:c="6"/><text:span text:style-name="T14"># PASS THE CONVEX HULL LINES BACK TO THE GUI FOR DISPLAY</text:span></text:p>
      <text:p text:style-name="P2"><text:span text:style-name="T13"><text:s text:c="6"/></text:span><text:span text:style-name="T6">self</text:span><text:span text:style-name="T7">.show_hull.emit(complete_hull_and_points[</text:span><text:span text:style-name="T10">0</text:span><text:span text:style-name="T7">].getLines()</text:span><text:span text:style-name="T2">, </text:span><text:span text:style-name="T7">(</text:span><text:span text:style-name="T10">255</text:span><text:span text:style-name="T2">, </text:span><text:span text:style-name="T10">0</text:span><text:span text:style-name="T2">, </text:span><text:span text:style-name="T10">0</text:span><text:span text:style-name="T7">))</text:span></text:p>
      <text:p text:style-name="P2"><text:s text:c="6"/></text:p>
      <text:p text:style-name="P2"><text:s text:c="3"/><text:span text:style-name="T14"># send a signal to the GUI thread with the time used to compute the hull</text:span></text:p>
      <text:p text:style-name="P2"><text:span text:style-name="T13"><text:s text:c="3"/></text:span><text:span text:style-name="T6">self</text:span><text:span text:style-name="T7">.display_text.emit(</text:span><text:span text:style-name="T12">'Time Elapsed (Convex Hull): {:3.3f} sec'</text:span><text:span text:style-name="T7">.format(t4-t3))</text:span></text:p>
      <text:p text:style-name="P7"><text:s text:c="3"/><text:span text:style-name="T8">print</text:span><text:span text:style-name="T7">(</text:span><text:span text:style-name="T12">'Time Elapsed (Convex Hull): {:3.3f} sec'</text:span><text:span text:style-name="T7">.format(t4-t3))</text:span></text:p>
      <text:p text:style-name="P8"><text:span text:style-name="T14"># -----------------</text:span><text:span text:style-name="T15">Begin ConvexHullSolver.py-----------------</text:span></text:p>
      <text:p text:style-name="P1"><text:span text:style-name="T1">from </text:span>operator <text:span text:style-name="T1">import </text:span>methodcaller</text:p>
      <text:p text:style-name="P1"><text:span text:style-name="T1">from </text:span>enum <text:span text:style-name="T1">import </text:span>Enum<text:span text:style-name="T1">, </text:span>auto</text:p>
      <text:p text:style-name="P1"><text:span text:style-name="T1">from </text:span>Hull <text:span text:style-name="T1">import </text:span>Hull</text:p>
      <text:p text:style-name="P1"><text:span text:style-name="T1">from </text:span>which_pyqt <text:span text:style-name="T1">import </text:span>PYQT_VER</text:p>
      <text:p text:style-name="P1"><text:span text:style-name="T1">if </text:span>PYQT_VER == <text:span text:style-name="T11">'PYQT5'</text:span>:</text:p>
      <text:p text:style-name="P2"><text:s text:c="4"/><text:span text:style-name="T2">from </text:span><text:span text:style-name="T7">PyQt5.QtCore </text:span><text:span text:style-name="T2">import </text:span><text:span text:style-name="T7">QLineF</text:span><text:span text:style-name="T2">, </text:span><text:span text:style-name="T7">QPointF</text:span><text:span text:style-name="T2">, </text:span><text:span text:style-name="T7">QThread</text:span><text:span text:style-name="T2">, </text:span><text:span text:style-name="T7">pyqtSignal</text:span></text:p>
      <text:p text:style-name="P1"><text:span text:style-name="T1">elif </text:span>PYQT_VER == <text:span text:style-name="T11">'PYQT4'</text:span>:</text:p>
      <text:p text:style-name="P2"><text:s text:c="4"/><text:span text:style-name="T2">from </text:span><text:span text:style-name="T7">PyQt4.QtCore </text:span><text:span text:style-name="T2">import </text:span><text:span text:style-name="T7">QLineF</text:span><text:span text:style-name="T2">, </text:span><text:span text:style-name="T7">QPointF</text:span><text:span text:style-name="T2">, </text:span><text:span text:style-name="T7">QThread</text:span><text:span text:style-name="T2">, </text:span><text:span text:style-name="T7">pyqtSignal</text:span></text:p>
      <text:p text:style-name="P1"><text:span text:style-name="T1">else</text:span>:</text:p>
      <text:p text:style-name="P2"><text:s text:c="4"/><text:span text:style-name="T2">raise </text:span><text:span text:style-name="T8">Exception</text:span><text:span text:style-name="T7">(</text:span><text:span text:style-name="T12">'Unsupported Version of PyQt: {}'</text:span><text:span text:style-name="T7">.format(PYQT_VER))</text:span></text:p>
      <text:p text:style-name="P2"><text:span text:style-name="T7"/></text:p>
      <text:p text:style-name="P1"><text:span text:style-name="T1">class </text:span>Side(Enum):</text:p>
      <text:p text:style-name="P2"><text:s text:c="4"/><text:span text:style-name="T7">L = auto()</text:span></text:p>
      <text:p text:style-name="P2"><text:s text:c="4"/><text:span text:style-name="T7">R = auto()</text:span></text:p>
      <text:p text:style-name="P2"><text:s text:c="4"/><text:span text:style-name="T7">W = auto()</text:span></text:p>
      <text:p text:style-name="P2"><text:span text:style-name="T7"/></text:p>
      <text:p text:style-name="P1"><text:span text:style-name="T1">class </text:span>ConvexHullSolver:</text:p>
      <text:p text:style-name="P1"/>
      <text:p text:style-name="P2"><text:s text:c="4"/><text:span text:style-name="T14"># O(n log n)</text:span></text:p>
      <text:p text:style-name="P2"><text:span text:style-name="T13"><text:s text:c="4"/></text:span><text:span text:style-name="T2">def </text:span><text:span text:style-name="T4">sort_points_by_x</text:span><text:span text:style-name="T7">(</text:span><text:span text:style-name="T6">self</text:span><text:span text:style-name="T2">, </text:span><text:span text:style-name="T7">points):</text:span></text:p>
      <text:p text:style-name="P2"><text:s text:c="8"/><text:span text:style-name="T7">points.sort(</text:span><text:span text:style-name="T16">key</text:span><text:span text:style-name="T7">=methodcaller(</text:span><text:span text:style-name="T12">'x'</text:span><text:span text:style-name="T7">))</text:span></text:p>
      <text:p text:style-name="P2"><text:span text:style-name="T7"/></text:p>
      <text:p text:style-name="P2"><text:s text:c="4"/><text:span text:style-name="T14"># O(1)</text:span></text:p>
      <text:p text:style-name="P2"><text:span text:style-name="T13"><text:s text:c="4"/></text:span><text:span text:style-name="T2">def </text:span><text:span text:style-name="T4">calculate_slope</text:span><text:span text:style-name="T7">(</text:span><text:span text:style-name="T6">self</text:span><text:span text:style-name="T2">, </text:span><text:span text:style-name="T7">left_point</text:span><text:span text:style-name="T2">, </text:span><text:span text:style-name="T7">right_point):</text:span></text:p>
      <text:p text:style-name="P2"><text:s text:c="8"/><text:span text:style-name="T7">rise = right_point.y() - left_point.y()</text:span></text:p>
      <text:p text:style-name="P2"><text:s text:c="8"/><text:span text:style-name="T7">run = right_point.x() - left_point.x()</text:span></text:p>
      <text:p text:style-name="P2"><text:s text:c="8"/><text:span text:style-name="T2">return </text:span><text:span text:style-name="T7">rise / run</text:span></text:p>
      <text:p text:style-name="P2"><text:span text:style-name="T7"/></text:p>
      <text:p text:style-name="P2"><text:s text:c="4"/><text:span text:style-name="T14"># O(n/2) + O(3n/4) = O(3n/4) = O(n)</text:span></text:p>
      <text:p text:style-name="P2"><text:span text:style-name="T13"><text:s text:c="4"/></text:span><text:span text:style-name="T2">def </text:span><text:span text:style-name="T4">delete_points_and_lines</text:span><text:span text:style-name="T7">(</text:span><text:span text:style-name="T6">self</text:span><text:span text:style-name="T2">, </text:span><text:span text:style-name="T7">points</text:span><text:span text:style-name="T2">, </text:span><text:span text:style-name="T7">top_index</text:span><text:span text:style-name="T2">, </text:span><text:span text:style-name="T7">bottom_index</text:span><text:span text:style-name="T2">, </text:span><text:span text:style-name="T7">lines</text:span><text:span text:style-name="T2">, </text:span><text:span text:style-name="T7">convex_hull):</text:span></text:p>
      <text:p text:style-name="P2"><text:s text:c="8"/><text:span text:style-name="T7">bottom_point = points[bottom_index]</text:span></text:p>
      <text:p text:style-name="P2"><text:s text:c="8"/><text:span text:style-name="T7">points_to_delete = </text:span><text:span text:style-name="T8">list</text:span><text:span text:style-name="T7">()</text:span></text:p>
      <text:p text:style-name="P2"><text:s text:c="8"/><text:span text:style-name="T7">index = (top_index - </text:span><text:span text:style-name="T10">1</text:span><text:span text:style-name="T7">) % </text:span><text:span text:style-name="T8">len</text:span><text:span text:style-name="T7">(points)</text:span></text:p>
      <text:p text:style-name="P2"><text:span text:style-name="T7"/></text:p>
      <text:p text:style-name="P2"><text:s text:c="8"/><text:span text:style-name="T14"># O(n/2) = O(n)</text:span></text:p>
      <text:p text:style-name="P2"><text:span text:style-name="T13"><text:s text:c="8"/></text:span><text:span text:style-name="T2">while </text:span><text:span text:style-name="T7">points[index] != bottom_point:</text:span></text:p>
      <text:p text:style-name="P2"><text:s text:c="12"/><text:span text:style-name="T7">points_to_delete.append(points.pop(index))</text:span></text:p>
      <text:p text:style-name="P2"><text:s text:c="12"/><text:span text:style-name="T7">index = (index - </text:span><text:span text:style-name="T10">1</text:span><text:span text:style-name="T7">) % </text:span><text:span text:style-name="T8">len</text:span><text:span text:style-name="T7">(points)</text:span></text:p>
      <text:p text:style-name="P2"><text:s text:c="8"/><text:span text:style-name="T7">i = </text:span><text:span text:style-name="T10">0</text:span></text:p>
      <text:p text:style-name="P2"><text:span text:style-name="T10"/></text:p>
      <text:p text:style-name="P2"><text:soft-page-break/><text:span text:style-name="T9"><text:s text:c="8"/></text:span><text:span text:style-name="T14"># O(3n/4) = O(n)</text:span></text:p>
      <text:p text:style-name="P2"><text:span text:style-name="T13"><text:s text:c="8"/></text:span><text:span text:style-name="T2">while </text:span><text:span text:style-name="T7">i &lt; </text:span><text:span text:style-name="T8">len</text:span><text:span text:style-name="T7">(lines):</text:span></text:p>
      <text:p text:style-name="P2"><text:s text:c="12"/><text:span text:style-name="T2">if </text:span><text:span text:style-name="T7">lines[i].p1() </text:span><text:span text:style-name="T2">in </text:span><text:span text:style-name="T7">points_to_delete </text:span><text:span text:style-name="T2">or </text:span><text:span text:style-name="T7">lines[i].p2() </text:span><text:span text:style-name="T2">in </text:span><text:span text:style-name="T7">points_to_delete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lines[i]])</text:span></text:p>
      <text:p text:style-name="P2"><text:s text:c="16"/><text:span text:style-name="T7">lines.pop(i)</text:span></text:p>
      <text:p text:style-name="P2"><text:s text:c="12"/><text:span text:style-name="T2">else</text:span><text:span text:style-name="T7">:</text:span></text:p>
      <text:p text:style-name="P2"><text:s text:c="16"/><text:span text:style-name="T7">i += </text:span><text:span text:style-name="T10">1</text:span></text:p>
      <text:p text:style-name="P3"><text:span text:style-name="T10"/></text:p>
      <text:p text:style-name="P3"><text:span text:style-name="T10"><text:s text:c="4"/></text:span><text:span text:style-name="T14"># O(n^2)</text:span></text:p>
      <text:p text:style-name="P2"><text:span text:style-name="T13"><text:s text:c="4"/></text:span><text:span text:style-name="T2">def </text:span><text:span text:style-name="T4">combine_hulls</text:span><text:span text:style-name="T7">(</text:span><text:span text:style-name="T6">self</text:span><text:span text:style-name="T2">, </text:span><text:span text:style-name="T7">left_points</text:span><text:span text:style-name="T2">, </text:span><text:span text:style-name="T7">left_hull</text:span><text:span text:style-name="T2">, </text:span><text:span text:style-name="T7">right_points</text:span><text:span text:style-name="T2">, </text:span><text:span text:style-name="T7">right_hull</text:span><text:span text:style-name="T2">, </text:span><text:span text:style-name="T7">side</text:span><text:span text:style-name="T2">, </text:span><text:span text:style-name="T7">convex_hull): </text:span><text:span text:style-name="T14"># returns combined hull, points</text:span></text:p>
      <text:p text:style-name="P2"><text:span text:style-name="T13"><text:s text:c="8"/></text:span><text:span text:style-name="T7">left_changed = </text:span><text:span text:style-name="T2">True</text:span></text:p>
      <text:p text:style-name="P2"><text:span text:style-name="T1"><text:s text:c="8"/></text:span><text:span text:style-name="T7">right_changed = </text:span><text:span text:style-name="T2">True</text:span></text:p>
      <text:p text:style-name="P2"><text:span text:style-name="T1"><text:s text:c="8"/></text:span><text:span text:style-name="T7">left_index_top</text:span><text:span text:style-name="T2">, </text:span><text:span text:style-name="T7">right_index_top = </text:span><text:span text:style-name="T10">0</text:span><text:span text:style-name="T2">, </text:span><text:span text:style-name="T10">0</text:span></text:p>
      <text:p text:style-name="P2"><text:span text:style-name="T10"/></text:p>
      <text:p text:style-name="P2"><text:span text:style-name="T9"><text:s text:c="8"/></text:span><text:span text:style-name="T14"># O(1)</text:span></text:p>
      <text:p text:style-name="P2"><text:span text:style-name="T13"><text:s text:c="8"/></text:span><text:span text:style-name="T7">current_new_line = QLineF(left_points[left_index_top]</text:span><text:span text:style-name="T2">, </text:span><text:span text:style-name="T7">right_points[right_index_top])</text:span></text:p>
      <text:p text:style-name="P2"><text:s text:c="8"/><text:span text:style-name="T2">if </text:span><text:span text:style-name="T7">convex_hull.pause:</text:span></text:p>
      <text:p text:style-name="P2"><text:s text:c="12"/><text:span text:style-name="T7">convex_hull.show_hull.emit([current_new_line]</text:span><text:span text:style-name="T2">, </text:span><text:span text:style-name="T7">(</text:span><text:span text:style-name="T10">0</text:span><text:span text:style-name="T2">, </text:span><text:span text:style-name="T10">255</text:span><text:span text:style-name="T2">, </text:span><text:span text:style-name="T10">0</text:span><text:span text:style-name="T7">))</text:span></text:p>
      <text:p text:style-name="P2"><text:s text:c="8"/><text:span text:style-name="T7">slope_current = </text:span><text:span text:style-name="T6">self</text:span><text:span text:style-name="T7">.calculate_slope(current_new_line.p1()</text:span><text:span text:style-name="T2">, </text:span><text:span text:style-name="T7">current_new_line.p2())</text:span></text:p>
      <text:p text:style-name="P2"><text:span text:style-name="T7"/></text:p>
      <text:p text:style-name="P2"><text:s text:c="8"/><text:span text:style-name="T14"># O(n)</text:span></text:p>
      <text:p text:style-name="P5"><text:s text:c="8"/><text:span text:style-name="T7"># find new top line</text:span></text:p>
      <text:p text:style-name="P2"><text:span text:style-name="T13"><text:s text:c="8"/></text:span><text:span text:style-name="T2">while </text:span><text:span text:style-name="T7">left_changed </text:span><text:span text:style-name="T2">or </text:span><text:span text:style-name="T7">right_changed:</text:span></text:p>
      <text:p text:style-name="P2"><text:s text:c="12"/><text:span text:style-name="T7">potential_new_line = QLineF(left_points[(left_index_top + </text:span><text:span text:style-name="T10">1</text:span><text:span text:style-name="T7">) % </text:span><text:span text:style-name="T8">len</text:span><text:span text:style-name="T7">(left_points)]</text:span><text:span text:style-name="T2">, </text:span><text:span text:style-name="T7">right_points[right_index_top])</text:span></text:p>
      <text:p text:style-name="P2"><text:span text:style-name="T7"/></text:p>
      <text:p text:style-name="P2"><text:s text:c="12"/><text:span text:style-name="T2">if </text:span><text:span text:style-name="T7">convex_hull.pause:</text:span></text:p>
      <text:p text:style-name="P2"><text:s text:c="16"/><text:span text:style-name="T7">convex_hull.show_hull.emit([potential_new_line]</text:span><text:span text:style-name="T2">, </text:span><text:span text:style-name="T7">(</text:span><text:span text:style-name="T10">0</text:span><text:span text:style-name="T2">, </text:span><text:span text:style-name="T10">0</text:span><text:span text:style-name="T2">, </text:span><text:span text:style-name="T10">255</text:span><text:span text:style-name="T7">))</text:span></text:p>
      <text:p text:style-name="P2"><text:span text:style-name="T7"/></text:p>
      <text:p text:style-name="P2"><text:s text:c="12"/><text:span text:style-name="T7">slope_new = </text:span><text:span text:style-name="T6">self</text:span><text:span text:style-name="T7">.calculate_slope(potential_new_line.p1()</text:span><text:span text:style-name="T2">, </text:span><text:span text:style-name="T7">potential_new_line.p2())</text:span></text:p>
      <text:p text:style-name="P2"><text:s text:c="12"/><text:span text:style-name="T2">if </text:span><text:span text:style-name="T7">slope_new &lt; slope_current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current_new_line</text:span><text:span text:style-name="T2">, </text:span><text:span text:style-name="T7">potential_new_line])</text:span></text:p>
      <text:p text:style-name="P2"><text:span text:style-name="T7"/></text:p>
      <text:p text:style-name="P2"><text:s text:c="16"/><text:span text:style-name="T7">current_new_line = potential_new_line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show_hull.emit([current_new_line]</text:span><text:span text:style-name="T2">, </text:span><text:span text:style-name="T7">(</text:span><text:span text:style-name="T10">0</text:span><text:span text:style-name="T2">, </text:span><text:span text:style-name="T10">255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 text:c="16"/><text:span text:style-name="T7">slope_current = slope_new</text:span></text:p>
      <text:p text:style-name="P2"><text:s text:c="16"/><text:span text:style-name="T7">left_index_top += </text:span><text:span text:style-name="T10">1</text:span></text:p>
      <text:p text:style-name="P2"><text:span text:style-name="T9"><text:s text:c="16"/></text:span><text:span text:style-name="T7">left_changed = </text:span><text:span text:style-name="T2">True</text:span></text:p>
      <text:p text:style-name="P2"><text:span text:style-name="T1"><text:s text:c="12"/></text:span><text:span text:style-name="T2">else</text:span><text:span text:style-name="T7">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potential_new_line])</text:span></text:p>
      <text:p text:style-name="P2"><text:span text:style-name="T7"/></text:p>
      <text:p text:style-name="P2"><text:s text:c="16"/><text:span text:style-name="T7">left_changed = </text:span><text:span text:style-name="T2">False</text:span></text:p>
      <text:p text:style-name="P2"><text:span text:style-name="T1"><text:s text:c="12"/></text:span><text:span text:style-name="T7">potential_new_line = QLineF(left_points[left_index_top]</text:span><text:span text:style-name="T2">, </text:span><text:span text:style-name="T7">right_points[(right_index_top + </text:span><text:span text:style-name="T10">1</text:span><text:span text:style-name="T7">) % </text:span><text:span text:style-name="T8">len</text:span><text:span text:style-name="T7">(right_points)])</text:span></text:p>
      <text:p text:style-name="P2"><text:span text:style-name="T7"/></text:p>
      <text:p text:style-name="P2"><text:s text:c="12"/><text:span text:style-name="T2">if </text:span><text:span text:style-name="T7">convex_hull.pause:</text:span></text:p>
      <text:p text:style-name="P2"><text:s text:c="16"/><text:span text:style-name="T7">convex_hull.show_hull.emit([potential_new_line]</text:span><text:span text:style-name="T2">, </text:span><text:span text:style-name="T7">(</text:span><text:span text:style-name="T10">0</text:span><text:span text:style-name="T2">, </text:span><text:span text:style-name="T10">0</text:span><text:span text:style-name="T2">, </text:span><text:span text:style-name="T10">255</text:span><text:span text:style-name="T7">))</text:span></text:p>
      <text:p text:style-name="P2"><text:span text:style-name="T7"/></text:p>
      <text:p text:style-name="P2"><text:s text:c="12"/><text:span text:style-name="T7">slope_new = </text:span><text:span text:style-name="T6">self</text:span><text:span text:style-name="T7">.calculate_slope(potential_new_line.p1()</text:span><text:span text:style-name="T2">, </text:span><text:span text:style-name="T7">potential_new_line.p2())</text:span></text:p>
      <text:p text:style-name="P2"><text:s text:c="12"/><text:span text:style-name="T2">if </text:span><text:span text:style-name="T7">slope_new &gt; slope_current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current_new_line</text:span><text:span text:style-name="T2">, </text:span><text:span text:style-name="T7">potential_new_line])</text:span></text:p>
      <text:p text:style-name="P2"><text:span text:style-name="T7"/></text:p>
      <text:p text:style-name="P2"><text:s text:c="16"/><text:span text:style-name="T7">current_new_line = potential_new_line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show_hull.emit([current_new_line]</text:span><text:span text:style-name="T2">, </text:span><text:span text:style-name="T7">(</text:span><text:span text:style-name="T10">0</text:span><text:span text:style-name="T2">, </text:span><text:span text:style-name="T10">255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 text:c="16"/><text:span text:style-name="T7">slope_current = slope_new</text:span></text:p>
      <text:p text:style-name="P2"><text:s text:c="16"/><text:span text:style-name="T7">right_index_top += </text:span><text:span text:style-name="T10">1</text:span></text:p>
      <text:p text:style-name="P2"><text:span text:style-name="T9"><text:s text:c="16"/></text:span><text:span text:style-name="T7">right_changed = </text:span><text:span text:style-name="T2">True</text:span></text:p>
      <text:p text:style-name="P2"><text:span text:style-name="T1"><text:s text:c="12"/></text:span><text:span text:style-name="T2">else</text:span><text:span text:style-name="T7">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potential_new_line])</text:span></text:p>
      <text:p text:style-name="P2"><text:span text:style-name="T7"/></text:p>
      <text:p text:style-name="P2"><text:s text:c="16"/><text:span text:style-name="T7">right_changed = </text:span><text:span text:style-name="T2">False</text:span></text:p>
      <text:p text:style-name="P2"><text:span text:style-name="T1"><text:s text:c="8"/></text:span><text:span text:style-name="T2">if </text:span><text:span text:style-name="T7">convex_hull.pause:</text:span></text:p>
      <text:p text:style-name="P2"><text:s text:c="12"/><text:span text:style-name="T7">convex_hull.erase_hull.emit([current_new_line])</text:span></text:p>
      <text:p text:style-name="P2"><text:span text:style-name="T7"/></text:p>
      <text:p text:style-name="P2"><text:s text:c="8"/><text:span text:style-name="T7">new_top_edge = current_new_line</text:span></text:p>
      <text:p text:style-name="P2"><text:s text:c="8"/><text:span text:style-name="T2">if </text:span><text:span text:style-name="T7">convex_hull.pause:</text:span></text:p>
      <text:p text:style-name="P2"><text:s text:c="12"/><text:span text:style-name="T7">convex_hull.show_hull.emit([new_top_edge]</text:span><text:span text:style-name="T2">, </text:span><text:span text:style-name="T7">(</text:span><text:span text:style-name="T10">255</text:span><text:span text:style-name="T2">, </text:span><text:span text:style-name="T10">0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pan text:style-name="T7"/></text:p>
      <text:p text:style-name="P2"><text:soft-page-break/><text:s text:c="8"/><text:span text:style-name="T14"># Find bottom line</text:span></text:p>
      <text:p text:style-name="P2"><text:span text:style-name="T13"><text:s text:c="8"/></text:span><text:span text:style-name="T7">left_changed = </text:span><text:span text:style-name="T2">True</text:span></text:p>
      <text:p text:style-name="P2"><text:span text:style-name="T1"><text:s text:c="8"/></text:span><text:span text:style-name="T7">right_changed = </text:span><text:span text:style-name="T2">True</text:span></text:p>
      <text:p text:style-name="P2"><text:span text:style-name="T1"><text:s text:c="8"/></text:span><text:span text:style-name="T7">left_index_bottom</text:span><text:span text:style-name="T2">, </text:span><text:span text:style-name="T7">right_index_bottom = </text:span><text:span text:style-name="T10">0</text:span><text:span text:style-name="T2">, </text:span><text:span text:style-name="T10">0</text:span></text:p>
      <text:p text:style-name="P2"><text:span text:style-name="T10"/></text:p>
      <text:p text:style-name="P2"><text:span text:style-name="T9"><text:s text:c="8"/></text:span><text:span text:style-name="T14"># O(n)</text:span></text:p>
      <text:p text:style-name="P2"><text:span text:style-name="T13"><text:s text:c="8"/></text:span><text:span text:style-name="T7">current_new_line = QLineF(left_points[left_index_bottom]</text:span><text:span text:style-name="T2">, </text:span><text:span text:style-name="T7">right_points[right_index_bottom])</text:span></text:p>
      <text:p text:style-name="P2"><text:s text:c="8"/><text:span text:style-name="T2">if </text:span><text:span text:style-name="T7">convex_hull.pause:</text:span></text:p>
      <text:p text:style-name="P2"><text:s text:c="12"/><text:span text:style-name="T7">convex_hull.show_hull.emit([current_new_line]</text:span><text:span text:style-name="T2">, </text:span><text:span text:style-name="T7">(</text:span><text:span text:style-name="T10">0</text:span><text:span text:style-name="T2">, </text:span><text:span text:style-name="T10">255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 text:c="8"/><text:span text:style-name="T7">slope_current = </text:span><text:span text:style-name="T6">self</text:span><text:span text:style-name="T7">.calculate_slope(current_new_line.p1()</text:span><text:span text:style-name="T2">, </text:span><text:span text:style-name="T7">current_new_line.p2())</text:span></text:p>
      <text:p text:style-name="P2"><text:span text:style-name="T7"/></text:p>
      <text:p text:style-name="P2"><text:s text:c="8"/><text:span text:style-name="T2">while </text:span><text:span text:style-name="T7">left_changed </text:span><text:span text:style-name="T2">or </text:span><text:span text:style-name="T7">right_changed:</text:span></text:p>
      <text:p text:style-name="P2"><text:s text:c="12"/><text:span text:style-name="T7">potential_new_line = QLineF(left_points[(left_index_bottom - </text:span><text:span text:style-name="T10">1</text:span><text:span text:style-name="T7">) % </text:span><text:span text:style-name="T8">len</text:span><text:span text:style-name="T7">(left_points)]</text:span><text:span text:style-name="T2">, </text:span><text:span text:style-name="T7">right_points[right_index_bottom])</text:span></text:p>
      <text:p text:style-name="P2"><text:span text:style-name="T7"/></text:p>
      <text:p text:style-name="P2"><text:s text:c="12"/><text:span text:style-name="T2">if </text:span><text:span text:style-name="T7">convex_hull.pause:</text:span></text:p>
      <text:p text:style-name="P2"><text:s text:c="16"/><text:span text:style-name="T7">convex_hull.show_hull.emit([potential_new_line]</text:span><text:span text:style-name="T2">, </text:span><text:span text:style-name="T7">(</text:span><text:span text:style-name="T10">0</text:span><text:span text:style-name="T2">, </text:span><text:span text:style-name="T10">0</text:span><text:span text:style-name="T2">, </text:span><text:span text:style-name="T10">255</text:span><text:span text:style-name="T7">))</text:span></text:p>
      <text:p text:style-name="P2"><text:span text:style-name="T7"/></text:p>
      <text:p text:style-name="P2"><text:s text:c="12"/><text:span text:style-name="T7">slope_new = </text:span><text:span text:style-name="T6">self</text:span><text:span text:style-name="T7">.calculate_slope(potential_new_line.p1()</text:span><text:span text:style-name="T2">, </text:span><text:span text:style-name="T7">potential_new_line.p2())</text:span></text:p>
      <text:p text:style-name="P2"><text:s text:c="12"/><text:span text:style-name="T2">if </text:span><text:span text:style-name="T7">slope_new &gt; slope_current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current_new_line</text:span><text:span text:style-name="T2">, </text:span><text:span text:style-name="T7">potential_new_line])</text:span></text:p>
      <text:p text:style-name="P2"><text:span text:style-name="T7"/></text:p>
      <text:p text:style-name="P2"><text:s text:c="16"/><text:span text:style-name="T7">current_new_line = potential_new_line</text:span></text:p>
      <text:p text:style-name="P2"><text:span text:style-name="T7"/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show_hull.emit([current_new_line]</text:span><text:span text:style-name="T2">, </text:span><text:span text:style-name="T7">(</text:span><text:span text:style-name="T10">0</text:span><text:span text:style-name="T2">, </text:span><text:span text:style-name="T10">255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 text:c="16"/><text:span text:style-name="T7">slope_current = slope_new</text:span></text:p>
      <text:p text:style-name="P2"><text:s text:c="16"/><text:span text:style-name="T7">left_index_bottom = ((left_index_bottom - </text:span><text:span text:style-name="T10">1</text:span><text:span text:style-name="T7">) % </text:span><text:span text:style-name="T8">len</text:span><text:span text:style-name="T7">(left_points))</text:span></text:p>
      <text:p text:style-name="P2"><text:s text:c="16"/><text:span text:style-name="T7">left_changed = </text:span><text:span text:style-name="T2">True</text:span></text:p>
      <text:p text:style-name="P2"><text:span text:style-name="T2"/></text:p>
      <text:p text:style-name="P2"><text:span text:style-name="T1"><text:s text:c="12"/></text:span><text:span text:style-name="T2">else</text:span><text:span text:style-name="T7">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potential_new_line])</text:span></text:p>
      <text:p text:style-name="P2"><text:span text:style-name="T7"/></text:p>
      <text:p text:style-name="P2"><text:s text:c="16"/><text:span text:style-name="T7">left_changed = </text:span><text:span text:style-name="T2">False</text:span></text:p>
      <text:p text:style-name="P2"><text:span text:style-name="T2"/></text:p>
      <text:p text:style-name="P2"><text:span text:style-name="T1"><text:s text:c="12"/></text:span><text:span text:style-name="T7">potential_new_line = QLineF(left_points[left_index_bottom]</text:span><text:span text:style-name="T2">, </text:span><text:span text:style-name="T7">right_points[(right_index_bottom - </text:span><text:span text:style-name="T10">1</text:span><text:span text:style-name="T7">) % </text:span><text:span text:style-name="T8">len</text:span><text:span text:style-name="T7">(right_points)])</text:span></text:p>
      <text:p text:style-name="P2"><text:span text:style-name="T7"/></text:p>
      <text:p text:style-name="P2"><text:s text:c="12"/><text:span text:style-name="T2">if </text:span><text:span text:style-name="T7">convex_hull.pause:</text:span></text:p>
      <text:p text:style-name="P2"><text:s text:c="16"/><text:span text:style-name="T7">convex_hull.show_hull.emit([potential_new_line]</text:span><text:span text:style-name="T2">, </text:span><text:span text:style-name="T7">(</text:span><text:span text:style-name="T10">0</text:span><text:span text:style-name="T2">, </text:span><text:span text:style-name="T10">0</text:span><text:span text:style-name="T2">, </text:span><text:span text:style-name="T10">255</text:span><text:span text:style-name="T7">))</text:span></text:p>
      <text:p text:style-name="P2"><text:span text:style-name="T7"/></text:p>
      <text:p text:style-name="P2"><text:s text:c="12"/><text:span text:style-name="T7">slope_new = </text:span><text:span text:style-name="T6">self</text:span><text:span text:style-name="T7">.calculate_slope(potential_new_line.p1()</text:span><text:span text:style-name="T2">, </text:span><text:span text:style-name="T7">potential_new_line.p2())</text:span></text:p>
      <text:p text:style-name="P2"><text:s text:c="12"/><text:span text:style-name="T2">if </text:span><text:span text:style-name="T7">slope_new &lt; slope_current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current_new_line</text:span><text:span text:style-name="T2">, </text:span><text:span text:style-name="T7">potential_new_line])</text:span></text:p>
      <text:p text:style-name="P2"><text:span text:style-name="T7"/></text:p>
      <text:p text:style-name="P2"><text:s text:c="16"/><text:span text:style-name="T7">current_new_line = potential_new_line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show_hull.emit([current_new_line]</text:span><text:span text:style-name="T2">, </text:span><text:span text:style-name="T7">(</text:span><text:span text:style-name="T10">0</text:span><text:span text:style-name="T2">, </text:span><text:span text:style-name="T10">255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 text:c="16"/><text:span text:style-name="T7">slope_current = slope_new</text:span></text:p>
      <text:p text:style-name="P2"><text:s text:c="16"/><text:span text:style-name="T7">right_index_bottom = ((right_index_bottom - </text:span><text:span text:style-name="T10">1</text:span><text:span text:style-name="T7">) % </text:span><text:span text:style-name="T8">len</text:span><text:span text:style-name="T7">(right_points))</text:span></text:p>
      <text:p text:style-name="P2"><text:s text:c="16"/><text:span text:style-name="T7">right_changed = </text:span><text:span text:style-name="T2">True</text:span></text:p>
      <text:p text:style-name="P2"><text:span text:style-name="T2"/></text:p>
      <text:p text:style-name="P2"><text:span text:style-name="T1"><text:s text:c="12"/></text:span><text:span text:style-name="T2">else</text:span><text:span text:style-name="T7">: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erase_hull.emit([potential_new_line])</text:span></text:p>
      <text:p text:style-name="P2"><text:s text:c="16"/><text:span text:style-name="T7">right_changed = </text:span><text:span text:style-name="T2">False</text:span></text:p>
      <text:p text:style-name="P2"><text:span text:style-name="T2"/></text:p>
      <text:p text:style-name="P2"><text:span text:style-name="T1"><text:s text:c="8"/></text:span><text:span text:style-name="T2">if </text:span><text:span text:style-name="T7">convex_hull.pause:</text:span></text:p>
      <text:p text:style-name="P2"><text:s text:c="12"/><text:span text:style-name="T7">convex_hull.erase_hull.emit([current_new_line])</text:span></text:p>
      <text:p text:style-name="P2"><text:s text:c="8"/><text:span text:style-name="T7">new_bottom_edge = current_new_line</text:span></text:p>
      <text:p text:style-name="P2"><text:span text:style-name="T7"/></text:p>
      <text:p text:style-name="P2"><text:s text:c="8"/><text:span text:style-name="T2">if </text:span><text:span text:style-name="T7">convex_hull.pause:</text:span></text:p>
      <text:p text:style-name="P2"><text:s text:c="12"/><text:span text:style-name="T7">convex_hull.show_hull.emit([new_bottom_edge]</text:span><text:span text:style-name="T2">, </text:span><text:span text:style-name="T7">(</text:span><text:span text:style-name="T10">255</text:span><text:span text:style-name="T2">, </text:span><text:span text:style-name="T10">0</text:span><text:span text:style-name="T2">, </text:span><text:span text:style-name="T10">0</text:span><text:span text:style-name="T7">))</text:span></text:p>
      <text:p text:style-name="P2"><text:span text:style-name="T7"/></text:p>
      <text:p text:style-name="P2"><text:s text:c="8"/><text:span text:style-name="T7">points_to_check = [left_points[left_index_bottom]</text:span><text:span text:style-name="T2">, </text:span><text:span text:style-name="T7">left_points[left_index_top]</text:span><text:span text:style-name="T2">, </text:span><text:span text:style-name="T7">right_points[right_index_top]</text:span><text:span text:style-name="T2">, </text:span><text:span text:style-name="T7">right_points[right_index_bottom]]</text:span></text:p>
      <text:p text:style-name="P2"><text:span text:style-name="T7"/></text:p>
      <text:p text:style-name="P2"><text:s text:c="8"/><text:span text:style-name="T14"># Trim point arrays and delete unneeded points &amp; associated lines.</text:span></text:p>
      <text:p text:style-name="P5"><text:s text:c="8"/><text:span text:style-name="T7"># O(n)</text:span></text:p>
      <text:p text:style-name="P2"><text:span text:style-name="T13"><text:s text:c="8"/></text:span><text:span text:style-name="T6">self</text:span><text:span text:style-name="T7">.delete_points_and_lines(left_points</text:span><text:span text:style-name="T2">, </text:span><text:span text:style-name="T7">left_index_top</text:span><text:span text:style-name="T2">, </text:span><text:span text:style-name="T7">left_index_bottom</text:span><text:span text:style-name="T2">, </text:span><text:span text:style-name="T7">left_hull.getLines()</text:span><text:span text:style-name="T2">, </text:span><text:span text:style-name="T7">convex_hull)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 text:c="8"/><text:span text:style-name="T14"># O(n)</text:span></text:p>
      <text:p text:style-name="P2"><text:span text:style-name="T13"><text:s text:c="8"/></text:span><text:span text:style-name="T6">self</text:span><text:span text:style-name="T7">.delete_points_and_lines(right_points</text:span><text:span text:style-name="T2">, </text:span><text:span text:style-name="T7">right_index_top</text:span><text:span text:style-name="T2">, </text:span><text:span text:style-name="T7">right_index_bottom</text:span><text:span text:style-name="T2">, </text:span><text:span text:style-name="T7">right_hull.getLines()</text:span><text:span text:style-name="T2">, </text:span><text:span text:style-name="T7">convex_hull)</text:span></text:p>
      <text:p text:style-name="P2"><text:span text:style-name="T7"/></text:p>
      <text:p text:style-name="P2"><text:s text:c="8"/><text:span text:style-name="T14"># Arrange trimmed arrays and fuse together</text:span></text:p>
      <text:p text:style-name="P2"><text:span text:style-name="T13"><text:s text:c="8"/></text:span><text:span text:style-name="T14">combined_points </text:span><text:span text:style-name="T7">= </text:span><text:span text:style-name="T8">list</text:span><text:span text:style-name="T7">()</text:span></text:p>
      <text:p text:style-name="P2"><text:span text:style-name="T7"/></text:p>
      <text:p text:style-name="P2"><text:s text:c="8"/><text:span text:style-name="T14"># O(n log n)</text:span></text:p>
      <text:p text:style-name="P2"><text:span text:style-name="T13"><text:s text:c="8"/></text:span><text:span text:style-name="T2">if </text:span><text:span text:style-name="T7">side == side.L:</text:span></text:p>
      <text:p text:style-name="P2"><text:span text:style-name="T7"/></text:p>
      <text:p text:style-name="P2"><text:s text:c="12"/><text:span text:style-name="T14"># find rightmost point and pop it off the list. Combine lists and sort for CC order based on slope</text:span></text:p>
      <text:p text:style-name="P2"><text:span text:style-name="T13"><text:s text:c="12"/></text:span><text:span text:style-name="T7">i = </text:span><text:span text:style-name="T10">1</text:span></text:p>
      <text:p text:style-name="P2"><text:span text:style-name="T9"><text:s text:c="12"/></text:span><text:span text:style-name="T7">right_most_index = </text:span><text:span text:style-name="T10">0</text:span></text:p>
      <text:p text:style-name="P2"><text:span text:style-name="T10"/></text:p>
      <text:p text:style-name="P2"><text:span text:style-name="T9"><text:s text:c="12"/></text:span><text:span text:style-name="T14"># O(n)</text:span></text:p>
      <text:p text:style-name="P2"><text:span text:style-name="T13"><text:s text:c="12"/></text:span><text:span text:style-name="T2">while </text:span><text:span text:style-name="T7">i &lt; </text:span><text:span text:style-name="T8">len</text:span><text:span text:style-name="T7">(right_points):</text:span></text:p>
      <text:p text:style-name="P2"><text:s text:c="16"/><text:span text:style-name="T2">if </text:span><text:span text:style-name="T7">right_points[i].x() &gt; right_points[right_most_index].x():</text:span></text:p>
      <text:p text:style-name="P2"><text:s text:c="20"/><text:span text:style-name="T7">right_most_index = i</text:span></text:p>
      <text:p text:style-name="P2"><text:s text:c="16"/><text:span text:style-name="T7">i += </text:span><text:span text:style-name="T10">1</text:span></text:p>
      <text:p text:style-name="P2"><text:span text:style-name="T10"/></text:p>
      <text:p text:style-name="P2"><text:span text:style-name="T9"><text:s text:c="12"/></text:span><text:span text:style-name="T14"># O(n)</text:span></text:p>
      <text:p text:style-name="P2"><text:span text:style-name="T13"><text:s text:c="12"/></text:span><text:span text:style-name="T7">right_most_point = right_points.pop(right_most_index)</text:span></text:p>
      <text:p text:style-name="P2"><text:s text:c="12"/><text:span text:style-name="T7">right_points.extend(left_points)</text:span></text:p>
      <text:p text:style-name="P2"><text:span text:style-name="T7"/></text:p>
      <text:p text:style-name="P2"><text:s text:c="12"/><text:span text:style-name="T14"># O(n log n)</text:span></text:p>
      <text:p text:style-name="P2"><text:span text:style-name="T13"><text:s text:c="12"/></text:span><text:span text:style-name="T7">right_points.sort(</text:span><text:span text:style-name="T16">key</text:span><text:span text:style-name="T7">=</text:span><text:span text:style-name="T2">lambda </text:span><text:span text:style-name="T7">point: </text:span><text:span text:style-name="T6">self</text:span><text:span text:style-name="T7">.calculate_slope(point</text:span><text:span text:style-name="T2">, </text:span><text:span text:style-name="T7">right_most_point))</text:span></text:p>
      <text:p text:style-name="P2"><text:s text:c="12"/><text:span text:style-name="T7">right_points.insert(</text:span><text:span text:style-name="T10">0</text:span><text:span text:style-name="T2">, </text:span><text:span text:style-name="T7">right_most_point)</text:span></text:p>
      <text:p text:style-name="P2"><text:s text:c="12"/><text:span text:style-name="T7">combined_points = right_points</text:span></text:p>
      <text:p text:style-name="P2"><text:span text:style-name="T7"/></text:p>
      <text:p text:style-name="P2"><text:s text:c="8"/><text:span text:style-name="T14"># O(n log n)</text:span></text:p>
      <text:p text:style-name="P2"><text:span text:style-name="T13"><text:s text:c="8"/></text:span><text:span text:style-name="T2">else</text:span><text:span text:style-name="T7">:</text:span></text:p>
      <text:p text:style-name="P2"><text:s text:c="12"/><text:span text:style-name="T14"># find leftmost point and pop it off the list. Combine lists and sort for C order based on slope</text:span></text:p>
      <text:p text:style-name="P2"><text:span text:style-name="T13"><text:s text:c="12"/></text:span><text:span text:style-name="T7">i = </text:span><text:span text:style-name="T10">1</text:span></text:p>
      <text:p text:style-name="P2"><text:span text:style-name="T9"><text:s text:c="12"/></text:span><text:span text:style-name="T7">left_most_index = </text:span><text:span text:style-name="T10">0</text:span></text:p>
      <text:p text:style-name="P2"><text:span text:style-name="T10"/></text:p>
      <text:p text:style-name="P2"><text:span text:style-name="T9"><text:s text:c="12"/></text:span><text:span text:style-name="T14"># O(n)</text:span></text:p>
      <text:p text:style-name="P2"><text:span text:style-name="T13"><text:s text:c="12"/></text:span><text:span text:style-name="T2">while </text:span><text:span text:style-name="T7">i &lt; </text:span><text:span text:style-name="T8">len</text:span><text:span text:style-name="T7">(left_points):</text:span></text:p>
      <text:p text:style-name="P2"><text:s text:c="16"/><text:span text:style-name="T2">if </text:span><text:span text:style-name="T7">left_points[i].x() &lt; left_points[left_most_index].x():</text:span></text:p>
      <text:p text:style-name="P2"><text:s text:c="20"/><text:span text:style-name="T7">left_most_index = i</text:span></text:p>
      <text:p text:style-name="P2"><text:s text:c="16"/><text:span text:style-name="T7">i += </text:span><text:span text:style-name="T10">1</text:span></text:p>
      <text:p text:style-name="P2"><text:span text:style-name="T10"/></text:p>
      <text:p text:style-name="P2"><text:span text:style-name="T9"><text:s text:c="12"/></text:span><text:span text:style-name="T7">left_most_point = left_points.pop(left_most_index)</text:span></text:p>
      <text:p text:style-name="P2"><text:s text:c="12"/><text:span text:style-name="T7">left_points.extend(right_points)</text:span></text:p>
      <text:p text:style-name="P2"><text:span text:style-name="T7"/></text:p>
      <text:p text:style-name="P2"><text:s text:c="12"/><text:span text:style-name="T14"># O(n log n)</text:span></text:p>
      <text:p text:style-name="P2"><text:span text:style-name="T13"><text:s text:c="12"/></text:span><text:span text:style-name="T7">left_points.sort(</text:span><text:span text:style-name="T16">key</text:span><text:span text:style-name="T7">=</text:span><text:span text:style-name="T2">lambda </text:span><text:span text:style-name="T7">point: </text:span><text:span text:style-name="T6">self</text:span><text:span text:style-name="T7">.calculate_slope(left_most_point</text:span><text:span text:style-name="T2">, </text:span><text:span text:style-name="T7">point)</text:span><text:span text:style-name="T2">, </text:span><text:span text:style-name="T16">reverse</text:span><text:span text:style-name="T7">=</text:span><text:span text:style-name="T2">True</text:span><text:span text:style-name="T7">)</text:span></text:p>
      <text:p text:style-name="P2"><text:s text:c="12"/><text:span text:style-name="T7">left_points.insert(</text:span><text:span text:style-name="T10">0</text:span><text:span text:style-name="T2">, </text:span><text:span text:style-name="T7">left_most_point)</text:span></text:p>
      <text:p text:style-name="P2"><text:s text:c="12"/><text:span text:style-name="T7">combined_points = left_points</text:span></text:p>
      <text:p text:style-name="P2"><text:span text:style-name="T7"/></text:p>
      <text:p text:style-name="P2"><text:s text:c="8"/><text:span text:style-name="T7">combined_lines = </text:span><text:span text:style-name="T8">list</text:span><text:span text:style-name="T7">()</text:span></text:p>
      <text:p text:style-name="P2"><text:span text:style-name="T7"/></text:p>
      <text:p text:style-name="P2"><text:s text:c="8"/><text:span text:style-name="T14"># O(n)</text:span></text:p>
      <text:p text:style-name="P2"><text:span text:style-name="T13"><text:s text:c="8"/></text:span><text:span text:style-name="T7">combined_lines.extend(left_hull.getLines())</text:span></text:p>
      <text:p text:style-name="P2"><text:span text:style-name="T7"/></text:p>
      <text:p text:style-name="P2"><text:s text:c="8"/><text:span text:style-name="T14"># O(n)</text:span></text:p>
      <text:p text:style-name="P2"><text:span text:style-name="T13"><text:s text:c="8"/></text:span><text:span text:style-name="T7">combined_lines.extend(right_hull.getLines())</text:span></text:p>
      <text:p text:style-name="P3"><text:s text:c="8"/></text:p>
      <text:p text:style-name="P3"><text:span text:style-name="T14"><text:s text:c="8"/># Check points w/ newly created lines to see if there is a third middle line to delete</text:span></text:p>
      <text:p text:style-name="P3"><text:span text:style-name="T14"/></text:p>
      <text:p text:style-name="P6"><text:s text:c="8"/><text:span text:style-name="T7"># O(n^2)</text:span></text:p>
      <text:p text:style-name="P5"><text:s text:c="8"/><text:span text:style-name="T7"># O(n)</text:span></text:p>
      <text:p text:style-name="P2"><text:span text:style-name="T13"><text:s text:c="8"/></text:span><text:span text:style-name="T2">for </text:span><text:span text:style-name="T7">line </text:span><text:span text:style-name="T2">in </text:span><text:span text:style-name="T7">combined_lines:</text:span></text:p>
      <text:p text:style-name="P2"><text:s text:c="12"/><text:span text:style-name="T2">if </text:span><text:span text:style-name="T7">line.p1() </text:span><text:span text:style-name="T2">in </text:span><text:span text:style-name="T7">points_to_check </text:span><text:span text:style-name="T2">or </text:span><text:span text:style-name="T7">line.p2() </text:span><text:span text:style-name="T2">in </text:span><text:span text:style-name="T7">points_to_check:</text:span></text:p>
      <text:p text:style-name="P2"><text:span text:style-name="T7"/></text:p>
      <text:p text:style-name="P2"><text:s text:c="16"/><text:span text:style-name="T14"># O(n)</text:span></text:p>
      <text:p text:style-name="P2"><text:span text:style-name="T13"><text:s text:c="16"/></text:span><text:span text:style-name="T7">index_p1 = combined_points.index(line.p1())</text:span></text:p>
      <text:p text:style-name="P2"><text:span text:style-name="T7"/></text:p>
      <text:p text:style-name="P2"><text:s text:c="16"/><text:span text:style-name="T14"># O(n)</text:span></text:p>
      <text:p text:style-name="P2"><text:span text:style-name="T13"><text:s text:c="16"/></text:span><text:span text:style-name="T7">index_p2 = combined_points.index(line.p2())</text:span></text:p>
      <text:p text:style-name="P2"><text:s text:c="16"/><text:span text:style-name="T7">distance = </text:span><text:span text:style-name="T8">abs</text:span><text:span text:style-name="T7">(index_p1 – index_p2)</text:span></text:p>
      <text:p text:style-name="P2"><text:span text:style-name="T7"/></text:p>
      <text:p text:style-name="P2"><text:s text:c="16"/><text:span text:style-name="T2">if </text:span><text:span text:style-name="T7">distance != </text:span><text:span text:style-name="T10">1 </text:span><text:span text:style-name="T2">and </text:span><text:span text:style-name="T7">distance != (</text:span><text:span text:style-name="T8">len</text:span><text:span text:style-name="T7">(combined_points) - </text:span><text:span text:style-name="T10">1</text:span><text:span text:style-name="T7">):</text:span></text:p>
      <text:p text:style-name="P2"><text:s text:c="20"/><text:span text:style-name="T2">if </text:span><text:span text:style-name="T7">convex_hull.pause:</text:span></text:p>
      <text:p text:style-name="P4"><text:s text:c="24"/><text:span text:style-name="T7">convex_hull.erase_hull.emit([line])</text:span></text:p>
      <text:p text:style-name="P2"><text:s text:c="20"/><text:span text:style-name="T14"># O(n)</text:span></text:p>
      <text:p text:style-name="P2"><text:span text:style-name="T13"><text:s text:c="20"/></text:span><text:span text:style-name="T7">combined_lines.remove(line)</text:span></text:p>
      <text:p text:style-name="P2"><text:span text:style-name="T7"/></text:p>
      <text:p text:style-name="P2"><text:s text:c="8"/><text:span text:style-name="T7">combined_lines.append(new_top_edge)</text:span></text:p>
      <text:p text:style-name="P2"><text:s text:c="8"/><text:span text:style-name="T7">combined_lines.append(new_bottom_edge)</text:span></text:p>
      <text:p text:style-name="P2"><text:s text:c="8"/><text:span text:style-name="T2">return </text:span><text:span text:style-name="T7">[Hull(combined_lines)</text:span><text:span text:style-name="T2">, </text:span><text:span text:style-name="T7">combined_points]</text:span></text:p>
      <text:p text:style-name="P2"><text:soft-page-break/><text:s text:c="4"/><text:span text:style-name="T14"># Master Theorem applies here: a = 2 subproblems of size n/(b = 2) and combines answers in O(n^(d = 2)). Log2(2) = 1 &lt; d = 2, so overall O(n^(d = 2))</text:span></text:p>
      <text:p text:style-name="P2"><text:span text:style-name="T13"><text:s text:c="4"/></text:span><text:span text:style-name="T2">def </text:span><text:span text:style-name="T4">compute_hull</text:span><text:span text:style-name="T7">(</text:span><text:span text:style-name="T6">self</text:span><text:span text:style-name="T2">, </text:span><text:span text:style-name="T7">points</text:span><text:span text:style-name="T2">, </text:span><text:span text:style-name="T7">convex_hull</text:span><text:span text:style-name="T2">, </text:span><text:span text:style-name="T7">side=Side.W): <text:s/></text:span><text:span text:style-name="T14"># returns hull, points</text:span></text:p>
      <text:p text:style-name="P2"><text:span text:style-name="T13"><text:s text:c="8"/></text:span><text:span text:style-name="T7">lines = []</text:span></text:p>
      <text:p text:style-name="P2"><text:s text:c="8"/><text:span text:style-name="T7">completed_hull_and_points = </text:span><text:span text:style-name="T2">None</text:span></text:p>
      <text:p text:style-name="P2"><text:span text:style-name="T2"/></text:p>
      <text:p text:style-name="P2"><text:span text:style-name="T1"><text:s text:c="8"/></text:span><text:span text:style-name="T14"># Work at bottom of tree = O(1)</text:span></text:p>
      <text:p text:style-name="P5"><text:s text:c="8"/><text:span text:style-name="T7"># O(1)</text:span></text:p>
      <text:p text:style-name="P2"><text:span text:style-name="T13"><text:s text:c="8"/></text:span><text:span text:style-name="T2">if </text:span><text:span text:style-name="T8">len</text:span><text:span text:style-name="T7">(points) == </text:span><text:span text:style-name="T10">2</text:span><text:span text:style-name="T7">:</text:span></text:p>
      <text:p text:style-name="P2"><text:s text:c="12"/><text:span text:style-name="T7">new_line = QLineF(points[</text:span><text:span text:style-name="T10">0</text:span><text:span text:style-name="T7">]</text:span><text:span text:style-name="T2">, </text:span><text:span text:style-name="T7">points[</text:span><text:span text:style-name="T10">1</text:span><text:span text:style-name="T7">])</text:span></text:p>
      <text:p text:style-name="P2"><text:span text:style-name="T7"/></text:p>
      <text:p text:style-name="P2"><text:s text:c="12"/><text:span text:style-name="T2">if </text:span><text:span text:style-name="T7">convex_hull.pause:</text:span></text:p>
      <text:p text:style-name="P2"><text:s text:c="16"/><text:span text:style-name="T7">convex_hull.show_hull.emit([new_line]</text:span><text:span text:style-name="T2">, </text:span><text:span text:style-name="T7">(</text:span><text:span text:style-name="T10">255</text:span><text:span text:style-name="T2">, </text:span><text:span text:style-name="T10">0</text:span><text:span text:style-name="T2">, </text:span><text:span text:style-name="T10">0</text:span><text:span text:style-name="T7">))</text:span></text:p>
      <text:p text:style-name="P2"><text:s text:c="12"/><text:span text:style-name="T7">lines.append(new_line)</text:span></text:p>
      <text:p text:style-name="P2"><text:span text:style-name="T7"/></text:p>
      <text:p text:style-name="P2"><text:s text:c="12"/><text:span text:style-name="T2">if </text:span><text:span text:style-name="T7">side == Side.L:</text:span></text:p>
      <text:p text:style-name="P2"><text:s text:c="16"/><text:span text:style-name="T7">points.reverse()</text:span></text:p>
      <text:p text:style-name="P2"><text:s text:c="12"/><text:span text:style-name="T7">completed_hull_and_points = [Hull(lines)</text:span><text:span text:style-name="T2">, </text:span><text:span text:style-name="T7">points]</text:span></text:p>
      <text:p text:style-name="P2"><text:span text:style-name="T7"/></text:p>
      <text:p text:style-name="P2"><text:s text:c="8"/><text:span text:style-name="T14"># O(1)</text:span></text:p>
      <text:p text:style-name="P2"><text:span text:style-name="T13"><text:s text:c="8"/></text:span><text:span text:style-name="T2">elif </text:span><text:span text:style-name="T8">len</text:span><text:span text:style-name="T7">(points) == </text:span><text:span text:style-name="T10">3</text:span><text:span text:style-name="T7">:</text:span></text:p>
      <text:p text:style-name="P2"><text:span text:style-name="T7"/></text:p>
      <text:p text:style-name="P2"><text:s text:c="12"/><text:span text:style-name="T14"># O(1)</text:span></text:p>
      <text:p text:style-name="P2"><text:span text:style-name="T13"><text:s text:c="12"/></text:span><text:span text:style-name="T2">for </text:span><text:span text:style-name="T7">i </text:span><text:span text:style-name="T2">in </text:span><text:span text:style-name="T8">range</text:span><text:span text:style-name="T7">(</text:span><text:span text:style-name="T10">3</text:span><text:span text:style-name="T7">):</text:span></text:p>
      <text:p text:style-name="P2"><text:s text:c="16"/><text:span text:style-name="T7">new_line = QLineF(points[i]</text:span><text:span text:style-name="T2">, </text:span><text:span text:style-name="T7">points[(i + </text:span><text:span text:style-name="T10">1</text:span><text:span text:style-name="T7">) % </text:span><text:span text:style-name="T10">3</text:span><text:span text:style-name="T7">])</text:span></text:p>
      <text:p text:style-name="P2"><text:s text:c="16"/><text:span text:style-name="T2">if </text:span><text:span text:style-name="T7">convex_hull.pause:</text:span></text:p>
      <text:p text:style-name="P2"><text:s text:c="20"/><text:span text:style-name="T7">convex_hull.show_hull.emit([new_line]</text:span><text:span text:style-name="T2">, </text:span><text:span text:style-name="T7">(</text:span><text:span text:style-name="T10">255</text:span><text:span text:style-name="T2">, </text:span><text:span text:style-name="T10">0</text:span><text:span text:style-name="T2">, </text:span><text:span text:style-name="T10">0</text:span><text:span text:style-name="T7">))</text:span></text:p>
      <text:p text:style-name="P2"><text:s text:c="16"/><text:span text:style-name="T7">lines.append(new_line)</text:span></text:p>
      <text:p text:style-name="P2"><text:span text:style-name="T7"/></text:p>
      <text:p text:style-name="P2"><text:s text:c="12"/><text:span text:style-name="T14"># O(1)</text:span></text:p>
      <text:p text:style-name="P2"><text:span text:style-name="T13"><text:s text:c="12"/></text:span><text:span text:style-name="T2">if </text:span><text:span text:style-name="T7">side == Side.L:</text:span></text:p>
      <text:p text:style-name="P2"><text:s text:c="16"/><text:span text:style-name="T7">right_most_point = points.pop(</text:span><text:span text:style-name="T10">2</text:span><text:span text:style-name="T7">)</text:span></text:p>
      <text:p text:style-name="P2"><text:s text:c="16"/><text:span text:style-name="T14"># O(1) because there's only ever 2 points</text:span></text:p>
      <text:p text:style-name="P2"><text:span text:style-name="T13"><text:s text:c="16"/></text:span><text:span text:style-name="T7">points.sort(</text:span><text:span text:style-name="T16">key</text:span><text:span text:style-name="T7">=</text:span><text:span text:style-name="T2">lambda </text:span><text:span text:style-name="T7">point: </text:span><text:span text:style-name="T6">self</text:span><text:span text:style-name="T7">.calculate_slope(point</text:span><text:span text:style-name="T2">, </text:span><text:span text:style-name="T7">right_most_point))</text:span></text:p>
      <text:p text:style-name="P2"><text:s text:c="16"/><text:span text:style-name="T7">points.insert(</text:span><text:span text:style-name="T10">0</text:span><text:span text:style-name="T2">, </text:span><text:span text:style-name="T7">right_most_point)</text:span></text:p>
      <text:p text:style-name="P2"><text:span text:style-name="T7"/></text:p>
      <text:p text:style-name="P2"><text:s text:c="12"/><text:span text:style-name="T14"># O(1)</text:span></text:p>
      <text:p text:style-name="P2"><text:span text:style-name="T13"><text:s text:c="12"/></text:span><text:span text:style-name="T2">elif </text:span><text:span text:style-name="T7">side == Side.R:</text:span></text:p>
      <text:p text:style-name="P2"><text:s text:c="16"/><text:span text:style-name="T7">left_most_point = points.pop(</text:span><text:span text:style-name="T10">0</text:span><text:span text:style-name="T7">)</text:span></text:p>
      <text:p text:style-name="P2"><text:s text:c="16"/><text:span text:style-name="T7">points.sort(</text:span><text:span text:style-name="T16">key</text:span><text:span text:style-name="T7">=</text:span><text:span text:style-name="T2">lambda </text:span><text:span text:style-name="T7">point: </text:span><text:span text:style-name="T6">self</text:span><text:span text:style-name="T7">.calculate_slope(left_most_point</text:span><text:span text:style-name="T2">, </text:span><text:span text:style-name="T7">point)</text:span><text:span text:style-name="T2">, </text:span><text:span text:style-name="T16">reverse</text:span><text:span text:style-name="T7">=</text:span><text:span text:style-name="T2">True</text:span><text:span text:style-name="T7">)</text:span></text:p>
      <text:p text:style-name="P2"><text:s text:c="16"/><text:span text:style-name="T7">points.insert(</text:span><text:span text:style-name="T10">0</text:span><text:span text:style-name="T2">, </text:span><text:span text:style-name="T7">left_most_point)</text:span></text:p>
      <text:p text:style-name="P2"><text:span text:style-name="T7"/></text:p>
      <text:p text:style-name="P2"><text:s text:c="12"/><text:span text:style-name="T7">completed_hull_and_points = [Hull(lines)</text:span><text:span text:style-name="T2">, </text:span><text:span text:style-name="T7">points]</text:span></text:p>
      <text:p text:style-name="P2"><text:span text:style-name="T7"/></text:p>
      <text:p text:style-name="P2"><text:s text:c="8"/><text:span text:style-name="T14"># Split and combine parts = O(n^2)</text:span></text:p>
      <text:p text:style-name="P2"><text:span text:style-name="T13"><text:s text:c="8"/></text:span><text:span text:style-name="T2">elif </text:span><text:span text:style-name="T8">len</text:span><text:span text:style-name="T7">(points) &gt; </text:span><text:span text:style-name="T10">3</text:span><text:span text:style-name="T7">:</text:span></text:p>
      <text:p text:style-name="P2"><text:span text:style-name="T7"/></text:p>
      <text:p text:style-name="P2"><text:s text:c="12"/><text:span text:style-name="T14"># Split parts = O(n)</text:span></text:p>
      <text:p text:style-name="P5"><text:s text:c="12"/><text:span text:style-name="T7"># O(n)</text:span></text:p>
      <text:p text:style-name="P2"><text:span text:style-name="T13"><text:s text:c="12"/></text:span><text:span text:style-name="T7">left_points</text:span><text:span text:style-name="T2">, </text:span><text:span text:style-name="T7">right_points = points[:</text:span><text:span text:style-name="T8">len</text:span><text:span text:style-name="T7">(points)//</text:span><text:span text:style-name="T10">2</text:span><text:span text:style-name="T7">]</text:span><text:span text:style-name="T2">, </text:span><text:span text:style-name="T7">points[</text:span><text:span text:style-name="T8">len</text:span><text:span text:style-name="T7">(points)//</text:span><text:span text:style-name="T10">2</text:span><text:span text:style-name="T7">:]</text:span></text:p>
      <text:p text:style-name="P2"><text:span text:style-name="T7"/></text:p>
      <text:p text:style-name="P2"><text:s text:c="12"/><text:span text:style-name="T14"># O(n)</text:span></text:p>
      <text:p text:style-name="P2"><text:span text:style-name="T13"><text:s text:c="12"/></text:span><text:span text:style-name="T7">left_hull_and_points = </text:span><text:span text:style-name="T6">self</text:span><text:span text:style-name="T7">.compute_hull(left_points</text:span><text:span text:style-name="T2">, </text:span><text:span text:style-name="T7">convex_hull</text:span><text:span text:style-name="T2">, </text:span><text:span text:style-name="T7">Side.L)</text:span></text:p>
      <text:p text:style-name="P2"><text:s text:c="12"/><text:span text:style-name="T7">right_hull_and_points = </text:span><text:span text:style-name="T6">self</text:span><text:span text:style-name="T7">.compute_hull(right_points</text:span><text:span text:style-name="T2">, </text:span><text:span text:style-name="T7">convex_hull</text:span><text:span text:style-name="T2">, </text:span><text:span text:style-name="T7">Side.R)</text:span></text:p>
      <text:p text:style-name="P2"><text:span text:style-name="T7"/></text:p>
      <text:p text:style-name="P2"><text:s text:c="12"/><text:span text:style-name="T14"># Combine parts = O(n^2)</text:span></text:p>
      <text:p text:style-name="P2"><text:span text:style-name="T13"><text:s text:c="12"/></text:span><text:span text:style-name="T7">completed_hull_and_points = </text:span><text:span text:style-name="T6">self</text:span><text:span text:style-name="T7">.combine_hulls(left_hull_and_points[</text:span><text:span text:style-name="T10">1</text:span><text:span text:style-name="T7">]</text:span><text:span text:style-name="T2">, </text:span><text:span text:style-name="T7">left_hull_and_points[</text:span><text:span text:style-name="T10">0</text:span><text:span text:style-name="T7">]</text:span><text:span text:style-name="T2">, </text:span><text:span text:style-name="T7">right_hull_and_points[</text:span><text:span text:style-name="T10">1</text:span><text:span text:style-name="T7">]</text:span><text:span text:style-name="T2">, </text:span><text:span text:style-name="T7">right_hull_and_points[</text:span><text:span text:style-name="T10">0</text:span><text:span text:style-name="T7">]</text:span><text:span text:style-name="T2">, </text:span><text:span text:style-name="T7">side</text:span><text:span text:style-name="T2">, </text:span><text:span text:style-name="T7">convex_hull)</text:span></text:p>
      <text:p text:style-name="P2"><text:span text:style-name="T7"/></text:p>
      <text:p text:style-name="P7"><text:s text:c="8"/><text:span text:style-name="T2">return </text:span><text:span text:style-name="T7">completed_hull_and_point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8:13:28.058599030</meta:creation-date>
    <dc:date>2018-10-04T18:37:17.456390175</dc:date>
    <meta:editing-duration>PT2M58S</meta:editing-duration>
    <meta:editing-cycles>1</meta:editing-cycles>
    <meta:document-statistic meta:table-count="0" meta:image-count="0" meta:object-count="0" meta:page-count="5" meta:paragraph-count="284" meta:word-count="1125" meta:character-count="13680" meta:non-whitespace-character-count="9803"/>
    <meta:generator>LibreOffice/6.0.6.2$Linux_X86_64 LibreOffice_project/00m0$Build-2</meta:generator>
  </office:meta>
</office:document-meta>
</file>